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6pt" fo:font-weight="normal" style:font-name-asian="LiberationSerif-Bold" style:font-size-asian="16pt" style:font-weight-asian="normal" style:font-name-complex="LiberationSerif-Bold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Serif" fo:font-size="16pt" style:font-name-asian="LiberationSerif" style:font-size-asian="16pt" style:font-name-complex="LiberationSerif" style:font-size-complex="16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LiberationSerif" fo:font-size="16pt" style:font-name-asian="LiberationSerif" style:font-size-asian="16pt" style:font-name-complex="LiberationSerif" style:font-size-complex="16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LiberationSerif-Bold" fo:font-size="16pt" fo:font-weight="bold" style:font-name-asian="LiberationSerif-Bold" style:font-size-asian="16pt" style:font-weight-asian="bold" style:font-name-complex="LiberationSerif-Bold" style:font-size-complex="16pt" style:font-weight-complex="bold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іністерство освіти і науки України</text:p>
      <text:p text:style-name="P6">Національний університет «Львівська політехніка»</text:p>
      <text:p text:style-name="P6">Інститут комп’ютерних наук та інформаційних технологій</text:p>
      <text:p text:style-name="P6">кафедра систем штучного інтелекту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ЗВІТ</text:p>
      <text:p text:style-name="P2">Про виконання лабораторної роботи № <text:span text:style-name="T1">3</text:span></text:p>
      <text:p text:style-name="P2">з дисципліни </text:p>
      <text:p text:style-name="P2">організація баз даних та знань</text:p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>Виконав</text:p>
      <text:p text:style-name="P1">студент групи кн 209</text:p>
      <text:p text:style-name="P1">Богатько Святослав</text:p>
      <text:p text:style-name="P1">викладач</text:p>
      <text:p text:style-name="P1">Мельникова Н І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хід роботи</text:p>
      <text:p text:style-name="P3">Виконаємо такі запити для занесення даних у таблиці і їх подальшої модифікації.</text:p>
      <text:p text:style-name="P3">1. Заповнимо таблицю <text:span text:style-name="T2">passenger</text:span> в режимі одиночного і групового доповнення.</text:p>
      <text:p text:style-name="P3">2. Створимо файли з даними і заповнимо ними решту таблиць баз даних.</text:p>
      <text:p text:style-name="P3">3. Виконаємо модифікацію значень у таблиці </text:p>
      <text:list xml:id="list838277333480531543" text:style-name="L1">
        <text:list-item>
          <text:p text:style-name="P4">Видалимо записи з таблиці </text:p>
        </text:list-item>
      </text:list>
      <text:p text:style-name="P3">1. Внесення нових значень в таблицю <text:span text:style-name="T2">passenger </text:span>в режимі одиничного доповнення</text:p>
      <text:p text:style-name="P3">INSERT INTO <text:span text:style-name="T2">passenger</text:span> VALUES (1, ‘<text:span text:style-name="T2">svyatoslav</text:span>’, ‘<text:span text:style-name="T2">bohatko</text:span>’, ‘<text:span text:style-name="T2">email</text:span>’ ‘full’);</text:p>
      <text:p text:style-name="P3">2. Створимо файли з даними для таблиць <text:span text:style-name="T2">passenger </text:span><text:span text:style-name="T1">і </text:span><text:span text:style-name="T2">train</text:span>. Значення полів повинні розділятись символом табуляції, а кожен рядок таблиці повинен починатися з нового рядка у файлі. Виконаємо дві наступні команди.</text:p>
      <text:p text:style-name="P3">LOAD DATA INFILE 'f<text:span text:style-name="T2">:\passenger.</text:span>tbl' INTO TABLE <text:span text:style-name="T2">passenger</text:span> LINES TERMINATED BY '\r\n';</text:p>
      <text:p text:style-name="P3">LOAD DATA INFILE 'f<text:span text:style-name="T2">:\train.</text:span>tbl' INTO TABLE <text:span text:style-name="T2">train</text:span> LINES TERMINATED BY '\r\n';</text:p>
      <text:p text:style-name="P3">3. Внесення змін в записи таблиці. Для зміни значень ключа потрібно змінити порядок сортування рядків, щоб уникнути суперечності.</text:p>
      <text:p text:style-name="P3">UPDATE author SET <text:span text:style-name="T2">name</text:span> = ‘<text:span text:style-name="T2">andriy</text:span>’</text:p>
      <text:p text:style-name="P3">WHERE <text:span text:style-name="T2">id</text:span>= 1;</text:p>
      <text:p text:style-name="P3">4. Запит для вилучення користувачів з таблиці <text:span text:style-name="T2">passenger</text:span></text:p>
      <text:p text:style-name="P3">DELETE FROM </text:p>
      <text:p text:style-name="P3">WHERE <text:span text:style-name="T2">(name = 'andriy'&amp;&amp;</text:span> <text:span text:style-name="T2">id=1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24T16:01:19.10</meta:creation-date>
    <meta:document-statistic meta:table-count="0" meta:image-count="0" meta:object-count="0" meta:page-count="2" meta:paragraph-count="30" meta:word-count="206" meta:character-count="1414"/>
    <dc:date>2020-02-24T16:43:55.34</dc:date>
    <meta:editing-duration>PT53S</meta:editing-duration>
    <meta:editing-cycles>1</meta:editing-cycles>
    <meta:generator>OpenOffice/4.1.7$Win32 OpenOffice.org_project/417m1$Build-9800</meta:generator>
  </office:meta>
</office:document-meta>
</file>